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02cm" fo:min-width="8.517cm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3.941cm" fo:min-width="2.929cm"/>
    </style:style>
    <style:style style:name="gr3" style:family="graphic" style:parent-style-name="standard">
      <style:graphic-properties draw:stroke="none" svg:stroke-color="#000000" draw:fill="none" draw:fill-color="#ffffff" fo:min-height="0.454cm"/>
    </style:style>
    <style:style style:name="gr4" style:family="graphic" style:parent-style-name="standard">
      <style:graphic-properties svg:stroke-color="#000000" draw:fill-color="#ffde59" draw:textarea-horizontal-align="justify" draw:textarea-vertical-align="middle" draw:auto-grow-height="false" fo:min-height="2.867cm" fo:min-width="2.0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.7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</style:style>
    <style:style style:name="gr8" style:family="graphic" style:parent-style-name="standard">
      <style:graphic-properties svg:stroke-color="#000000" draw:fill-color="#ffde59" draw:textarea-horizontal-align="justify" draw:textarea-vertical-align="middle" draw:auto-grow-height="false" fo:min-height="2.925cm" fo:min-width="2.04cm"/>
    </style:style>
    <style:style style:name="gr9" style:family="graphic" style:parent-style-name="standard">
      <style:graphic-properties draw:stroke="dash" draw:stroke-dash="Fine_20_Dashed" svg:stroke-color="#000000" draw:fill="none" draw:fill-color="#ffffff" fo:min-height="0.331cm"/>
    </style:style>
    <style:style style:name="gr10" style:family="graphic" style:parent-style-name="standard">
      <style:graphic-properties draw:fill-color="#ff5429" draw:textarea-horizontal-align="justify" draw:textarea-vertical-align="middle" draw:auto-grow-height="false" fo:min-height="0.385cm" fo:min-width="2.802cm"/>
    </style:style>
    <style:style style:name="gr11" style:family="graphic" style:parent-style-name="objectwithoutfill">
      <style:graphic-properties draw:marker-start="Arrow_20_concave" draw:marker-start-width="0.3cm" draw:marker-end="Arrow_20_concav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5429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1.27cm" svg:x="4.525cm" svg:y="9.722cm">
          <text:p text:style-name="P1">KV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4.191cm" svg:x="9.905cm" svg:y="3.937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2.54cm" svg:height="0.704cm" svg:x="10.794cm" svg:y="7.493cm">
          <draw:text-box>
            <text:p><text:span text:style-name="T1">QEMU</text:span></text:p>
          </draw:text-box>
        </draw:frame>
        <draw:custom-shape draw:style-name="gr4" draw:text-style-name="P4" draw:layer="layout" svg:width="2.54cm" svg:height="3.117cm" svg:x="10.413cm" svg:y="4.31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413cm" svg:y1="5.461cm" svg:x2="12.953cm" svg:y2="5.461cm">
          <text:p/>
        </draw:line>
        <draw:frame draw:style-name="gr6" draw:text-style-name="P3" draw:layer="layout" svg:width="1.234cm" svg:height="0.704cm" svg:x="11.084cm" svg:y="4.503cm">
          <draw:text-box>
            <text:p><text:span text:style-name="T1">APP</text:span></text:p>
          </draw:text-box>
        </draw:frame>
        <draw:frame draw:style-name="gr7" draw:text-style-name="P6" draw:layer="layout" svg:width="2.286cm" svg:height="1.157cm" svg:x="10.54cm" svg:y="6.278cm">
          <draw:text-box>
            <text:p text:style-name="P1"><text:span text:style-name="T1">Rumprun kernel</text:span></text:p>
          </draw:text-box>
        </draw:frame>
        <draw:custom-shape draw:style-name="gr2" draw:text-style-name="P2" draw:layer="layout" svg:width="3.429cm" svg:height="4.191cm" svg:x="4.556cm" svg:y="3.921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2.54cm" svg:height="0.704cm" svg:x="5.445cm" svg:y="7.477cm">
          <draw:text-box>
            <text:p><text:span text:style-name="T1">QEMU</text:span></text:p>
          </draw:text-box>
        </draw:frame>
        <draw:custom-shape draw:style-name="gr8" draw:text-style-name="P4" draw:layer="layout" svg:width="2.54cm" svg:height="3.175cm" svg:x="5.064cm" svg:y="4.244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064cm" svg:y1="5.445cm" svg:x2="7.604cm" svg:y2="5.445cm">
          <text:p/>
        </draw:line>
        <draw:frame draw:style-name="gr6" draw:text-style-name="P3" draw:layer="layout" svg:width="1.234cm" svg:height="0.704cm" svg:x="5.735cm" svg:y="4.487cm">
          <draw:text-box>
            <text:p><text:span text:style-name="T1">APP</text:span></text:p>
          </draw:text-box>
        </draw:frame>
        <draw:frame draw:style-name="gr7" draw:text-style-name="P6" draw:layer="layout" svg:width="2.286cm" svg:height="1.157cm" svg:x="5.191cm" svg:y="6.276cm">
          <draw:text-box>
            <text:p text:style-name="P1"><text:span text:style-name="T1">Rumprun kernel</text:span></text:p>
          </draw:text-box>
        </draw:frame>
        <draw:frame draw:style-name="gr9" draw:text-style-name="P7" draw:layer="layout" svg:width="2.54cm" svg:height="0.581cm" svg:x="10.413cm" svg:y="5.457cm">
          <draw:text-box>
            <text:p text:style-name="P1"><text:span text:style-name="T2">system call</text:span></text:p>
          </draw:text-box>
        </draw:frame>
        <draw:frame draw:style-name="gr9" draw:text-style-name="P7" draw:layer="layout" svg:width="2.54cm" svg:height="0.581cm" svg:x="5.064cm" svg:y="5.441cm">
          <draw:text-box>
            <text:p text:style-name="P1"><text:span text:style-name="T2">system call</text:span></text:p>
          </draw:text-box>
        </draw:frame>
        <draw:custom-shape draw:style-name="gr10" draw:text-style-name="P8" xml:id="id2" draw:id="id2" draw:layer="layout" svg:width="3.302cm" svg:height="0.635cm" svg:x="7.593cm" svg:y="9.108cm">
          <text:p text:style-name="P1"><text:span text:style-name="T1">Shared memory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6.715cm" svg:y1="8.181cm" svg:x2="7.593cm" svg:y2="9.425cm" draw:start-shape="id1" draw:start-glue-point="2" draw:end-shape="id2" draw:end-glue-point="3" svg:d="M6715 8181v1244h878" svg:viewBox="0 0 879 1245">
          <text:p/>
        </draw:connector>
        <draw:connector draw:style-name="gr11" draw:text-style-name="P5" draw:layer="layout" svg:x1="12.064cm" svg:y1="8.197cm" svg:x2="10.895cm" svg:y2="9.425cm" draw:start-shape="id3" draw:end-shape="id2" draw:end-glue-point="1" svg:d="M12064 8197v1228h-1169" svg:viewBox="0 0 1170 12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18:38.603928980</meta:creation-date>
    <dc:date>2019-01-29T15:05:52.061659768</dc:date>
    <meta:editing-duration>P6DT22H2M37S</meta:editing-duration>
    <meta:editing-cycles>11</meta:editing-cycles>
    <meta:generator>LibreOffice/6.1.4.2$Linux_X86_64 LibreOffice_project/10$Build-2</meta:generator>
    <meta:document-statistic meta:object-count="18"/>
  </office:meta>
</office:document-meta>
</file>